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Object 5/Configurations2/" manifest:media-type="application/vnd.sun.xml.ui.configuration"/>
  <manifest:file-entry manifest:full-path="Object 5/manifest.rdf" manifest:media-type="application/rdf+xml"/>
  <manifest:file-entry manifest:full-path="Object 5/setting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version="1.2" manifest:media-type="application/vnd.oasis.opendocument.text"/>
  <manifest:file-entry manifest:full-path="Object 19/Configurations2/" manifest:media-type="application/vnd.sun.xml.ui.configuration"/>
  <manifest:file-entry manifest:full-path="Object 19/manifest.rdf" manifest:media-type="application/rdf+xml"/>
  <manifest:file-entry manifest:full-path="Object 19/settings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version="1.2" manifest:media-type="application/vnd.oasis.opendocument.text"/>
  <manifest:file-entry manifest:full-path="Object 20/manifest.rdf" manifest:media-type="application/rdf+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styles.xml" manifest:media-type="text/xml"/>
  <manifest:file-entry manifest:full-path="Object 20/" manifest:version="1.2" manifest:media-type="application/vnd.oasis.opendocument.text"/>
  <manifest:file-entry manifest:full-path="Object 9/Configurations2/" manifest:media-type="application/vnd.sun.xml.ui.configuration"/>
  <manifest:file-entry manifest:full-path="Object 9/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styles.xml" manifest:media-type="text/xml"/>
  <manifest:file-entry manifest:full-path="Object 9/" manifest:version="1.2" manifest:media-type="application/vnd.oasis.opendocument.text"/>
  <manifest:file-entry manifest:full-path="Object 29/Configurations2/" manifest:media-type="application/vnd.sun.xml.ui.configuration"/>
  <manifest:file-entry manifest:full-path="Object 29/manifest.rdf" manifest:media-type="application/rdf+xml"/>
  <manifest:file-entry manifest:full-path="Object 29/settings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version="1.2" manifest:media-type="application/vnd.oasis.opendocument.text"/>
  <manifest:file-entry manifest:full-path="Object 8/Configurations2/" manifest:media-type="application/vnd.sun.xml.ui.configuration"/>
  <manifest:file-entry manifest:full-path="Object 8/styles.xml" manifest:media-type="text/xml"/>
  <manifest:file-entry manifest:full-path="Object 8/settings.xml" manifest:media-type="text/xml"/>
  <manifest:file-entry manifest:full-path="Object 8/manifest.rdf" manifest:media-type="application/rdf+xml"/>
  <manifest:file-entry manifest:full-path="Object 8/content.xml" manifest:media-type="text/xml"/>
  <manifest:file-entry manifest:full-path="Object 8/" manifest:version="1.2" manifest:media-type="application/vnd.oasis.opendocument.text"/>
  <manifest:file-entry manifest:full-path="Object 26/manifest.rdf" manifest:media-type="application/rdf+xml"/>
  <manifest:file-entry manifest:full-path="Object 26/Configurations2/" manifest:media-type="application/vnd.sun.xml.ui.configuration"/>
  <manifest:file-entry manifest:full-path="Object 26/styles.xml" manifest:media-type="text/xml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text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content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text"/>
  <manifest:file-entry manifest:full-path="Object 13/manifest.rdf" manifest:media-type="application/rdf+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styles.xml" manifest:media-type="text/xml"/>
  <manifest:file-entry manifest:full-path="Object 13/content.xml" manifest:media-type="text/xml"/>
  <manifest:file-entry manifest:full-path="Object 13/" manifest:version="1.2" manifest:media-type="application/vnd.oasis.opendocument.text"/>
  <manifest:file-entry manifest:full-path="meta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styles.xml" manifest:media-type="text/xml"/>
  <manifest:file-entry manifest:full-path="Object 12/manifest.rdf" manifest:media-type="application/rdf+xml"/>
  <manifest:file-entry manifest:full-path="Object 12/content.xml" manifest:media-type="text/xml"/>
  <manifest:file-entry manifest:full-path="Object 12/" manifest:version="1.2" manifest:media-type="application/vnd.oasis.opendocument.text"/>
  <manifest:file-entry manifest:full-path="ObjectReplacements/Object 27" manifest:media-type="application/x-openoffice-gdimetafile;windows_formatname=&quot;GDIMetaFile&quot;"/>
  <manifest:file-entry manifest:full-path="ObjectReplacements/Object 7" manifest:media-type="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"/>
  <manifest:file-entry manifest:full-path="ObjectReplacements/Object 10" manifest:media-type="application/x-openoffice-gdimetafile;windows_formatname=&quot;GDIMetaFile&quot;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tyles.xml" manifest:media-type="text/xml"/>
  <manifest:file-entry manifest:full-path="Object 21/settings.xml" manifest:media-type="text/xml"/>
  <manifest:file-entry manifest:full-path="Object 21/manifest.rdf" manifest:media-type="application/rdf+xml"/>
  <manifest:file-entry manifest:full-path="Object 21/" manifest:version="1.2" manifest:media-type="application/vnd.oasis.opendocument.text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tyles.xml" manifest:media-type="text/xml"/>
  <manifest:file-entry manifest:full-path="Object 7/settings.xml" manifest:media-type="text/xml"/>
  <manifest:file-entry manifest:full-path="Object 7/manifest.rdf" manifest:media-type="application/rdf+xml"/>
  <manifest:file-entry manifest:full-path="Object 7/" manifest:version="1.2" manifest:media-type="application/vnd.oasis.opendocument.text"/>
  <manifest:file-entry manifest:full-path="Object 27/style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manifest.rdf" manifest:media-type="application/rdf+xml"/>
  <manifest:file-entry manifest:full-path="Object 27/" manifest:version="1.2" manifest:media-type="application/vnd.oasis.opendocument.text"/>
  <manifest:file-entry manifest:full-path="Thumbnails/thumbnail.png" manifest:media-type="image/png"/>
  <manifest:file-entry manifest:full-path="Object 22/content.xml" manifest:media-type="text/xml"/>
  <manifest:file-entry manifest:full-path="Object 22/manifest.rdf" manifest:media-type="application/rdf+xml"/>
  <manifest:file-entry manifest:full-path="Object 22/Configurations2/" manifest:media-type="application/vnd.sun.xml.ui.configuration"/>
  <manifest:file-entry manifest:full-path="Object 22/styles.xml" manifest:media-type="text/xml"/>
  <manifest:file-entry manifest:full-path="Object 22/settings.xml" manifest:media-type="text/xml"/>
  <manifest:file-entry manifest:full-path="Object 22/" manifest:version="1.2" manifest:media-type="application/vnd.oasis.opendocument.text"/>
  <manifest:file-entry manifest:full-path="Configurations2/" manifest:media-type="application/vnd.sun.xml.ui.configuration"/>
  <manifest:file-entry manifest:full-path="settings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manifest.rdf" manifest:media-type="application/rdf+xml"/>
  <manifest:file-entry manifest:full-path="Object 16/settings.xml" manifest:media-type="text/xml"/>
  <manifest:file-entry manifest:full-path="Object 16/" manifest:version="1.2" manifest:media-type="application/vnd.oasis.opendocument.text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text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manifest.rdf" manifest:media-type="application/rdf+xml"/>
  <manifest:file-entry manifest:full-path="Object 10/styles.xml" manifest:media-type="text/xml"/>
  <manifest:file-entry manifest:full-path="Object 10/" manifest:version="1.2" manifest:media-type="application/vnd.oasis.opendocument.text"/>
  <manifest:file-entry manifest:full-path="Object 23/Configurations2/" manifest:media-type="application/vnd.sun.xml.ui.configuration"/>
  <manifest:file-entry manifest:full-path="Object 23/manifest.rdf" manifest:media-type="application/rdf+xml"/>
  <manifest:file-entry manifest:full-path="Object 23/settings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version="1.2" manifest:media-type="application/vnd.oasis.opendocument.text"/>
  <manifest:file-entry manifest:full-path="Object 24/Configurations2/" manifest:media-type="application/vnd.sun.xml.ui.configuration"/>
  <manifest:file-entry manifest:full-path="Object 24/manifest.rdf" manifest:media-type="application/rdf+xml"/>
  <manifest:file-entry manifest:full-path="Object 24/settings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version="1.2" manifest:media-type="application/vnd.oasis.opendocument.text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manifest.rdf" manifest:media-type="application/rdf+xml"/>
  <manifest:file-entry manifest:full-path="Object 14/styles.xml" manifest:media-type="text/xml"/>
  <manifest:file-entry manifest:full-path="Object 14/" manifest:version="1.2" manifest:media-type="application/vnd.oasis.opendocument.text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text"/>
  <manifest:file-entry manifest:full-path="Object 15/Configurations2/" manifest:media-type="application/vnd.sun.xml.ui.configuration"/>
  <manifest:file-entry manifest:full-path="Object 15/styles.xml" manifest:media-type="text/xml"/>
  <manifest:file-entry manifest:full-path="Object 15/content.xml" manifest:media-type="text/xml"/>
  <manifest:file-entry manifest:full-path="Object 15/manifest.rdf" manifest:media-type="application/rdf+xml"/>
  <manifest:file-entry manifest:full-path="Object 15/settings.xml" manifest:media-type="text/xml"/>
  <manifest:file-entry manifest:full-path="Object 15/" manifest:version="1.2" manifest:media-type="application/vnd.oasis.opendocument.text"/>
  <manifest:file-entry manifest:full-path="Object 3/style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text"/>
  <manifest:file-entry manifest:full-path="content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tyles.xml" manifest:media-type="text/xml"/>
  <manifest:file-entry manifest:full-path="Object 17/manifest.rdf" manifest:media-type="application/rdf+xml"/>
  <manifest:file-entry manifest:full-path="Object 17/settings.xml" manifest:media-type="text/xml"/>
  <manifest:file-entry manifest:full-path="Object 17/" manifest:version="1.2" manifest:media-type="application/vnd.oasis.opendocument.text"/>
  <manifest:file-entry manifest:full-path="Object 4/styles.xml" manifest:media-type="text/xml"/>
  <manifest:file-entry manifest:full-path="Object 4/manifest.rdf" manifest:media-type="application/rdf+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text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manifest.rdf" manifest:media-type="application/rdf+xml"/>
  <manifest:file-entry manifest:full-path="Object 18/content.xml" manifest:media-type="text/xml"/>
  <manifest:file-entry manifest:full-path="Object 18/styles.xml" manifest:media-type="text/xml"/>
  <manifest:file-entry manifest:full-path="Object 18/" manifest:version="1.2" manifest:media-type="application/vnd.oasis.opendocument.tex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369a3" draw:marker-start-width="0.35cm" draw:marker-end-width="0.35cm" draw:fill="solid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3465a4" draw:marker-start-width="0.35cm" draw:marker-end-width="0.35cm" draw:fill="solid" draw:textarea-vertical-align="middle" fo:padding-top="0.175cm" fo:padding-bottom="0.175cm" fo:padding-left="0.3cm" fo:padding-right="0.3cm"/>
    </style:style>
    <style:style style:name="gr4" style:family="graphic" style:parent-style-name="Object_20_with_20_no_20_fill_20_and_20_no_20_line">
      <style:graphic-properties svg:stroke-color="#0369a3" draw:textarea-horizontal-align="center" draw:textarea-vertical-align="middle" draw:ole-draw-aspect="1"/>
    </style:style>
    <style:style style:name="gr5" style:family="graphic" style:parent-style-name="standard">
      <style:graphic-properties svg:stroke-color="#ff0000" draw:fill-color="#f10d0c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.05cm" svg:stroke-color="#aadcf7" draw:marker-start-width="0.28cm" draw:marker-end-width="0.28cm" draw:fill-color="#0369a3" draw:textarea-horizontal-align="justify" draw:textarea-vertical-align="middle" draw:auto-grow-height="false" fo:min-height="0.475cm" fo:min-width="0.251cm" fo:padding-top="0.15cm" fo:padding-bottom="0.15cm" fo:padding-left="0.275cm" fo:padding-right="0.275cm"/>
      <style:paragraph-properties style:writing-mode="lr-tb"/>
    </style:style>
    <style:style style:name="gr7" style:family="graphic" style:parent-style-name="Object_20_with_20_no_20_fill_20_and_20_no_20_line">
      <style:graphic-properties svg:stroke-color="#3465a4" draw:textarea-horizontal-align="center" draw:textarea-vertical-align="middle" draw:ole-draw-aspect="1"/>
    </style:style>
    <style:style style:name="gr8" style:family="graphic" style:parent-style-name="objectwithoutfill">
      <style:graphic-properties svg:stroke-width="0cm" svg:stroke-color="#000000" draw:marker-start-width="0.2cm" draw:marker-end-width="0.2cm" draw:fill="solid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draw:shadow="hidden"/>
    </style:style>
    <style:style style:name="gr10" style:family="graphic" style:parent-style-name="objectwithoutfill">
      <style:graphic-properties svg:stroke-width="0.03cm" svg:stroke-color="#000000" draw:marker-start-width="0.26cm" draw:marker-end-width="0.26cm" draw:fill="solid" draw:fill-color="#000000" draw:textarea-horizontal-align="center" draw:textarea-vertical-align="middle" fo:padding-top="0.14cm" fo:padding-bottom="0.14cm" fo:padding-left="0.265cm" fo:padding-right="0.265cm"/>
    </style:style>
    <style:style style:name="gr11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2cm" svg:stroke-color="#000000" draw:marker-start-width="0.38cm" draw:marker-end-width="0.38cm" draw:fill="solid" draw:textarea-vertical-align="middle" fo:padding-top="0.185cm" fo:padding-bottom="0.185cm" fo:padding-left="0.31cm" fo:padding-right="0.31cm"/>
    </style:style>
    <style:style style:name="gr13" style:family="graphic" style:parent-style-name="objectwithoutfill">
      <style:graphic-properties svg:stroke-width="0.12cm" svg:stroke-color="#000000" draw:marker-start-width="0.38cm" draw:marker-end-width="0.38cm" draw:fill="none" draw:textarea-vertical-align="middle" fo:padding-top="0.185cm" fo:padding-bottom="0.185cm" fo:padding-left="0.31cm" fo:padding-right="0.31cm"/>
    </style:style>
    <style:style style:name="gr14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6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  <style:text-properties fo:language="en" fo:country="G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10d0c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-color="#0369a3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315cm" svg:height="0.112cm" draw:transform="skewX (-0.0331612557878922) rotate (-3.01889600717459) translate (3.00839934508468cm 5.77674347638028cm)" svg:viewBox="0 0 316 113" svg:d="M316 0c-294 0-316 113-316 113">
            <text:p/>
          </draw:path>
          <draw:path draw:style-name="gr1" draw:text-style-name="P1" draw:layer="layout" svg:width="0.316cm" svg:height="0.112cm" draw:transform="skewX (0.0397935069454707) rotate (-0.125663706143592) translate (2.69515590020657cm 5.5332308504173cm)" svg:viewBox="0 0 317 113" svg:d="M0 0c293-1 317 113 317 113">
            <text:p/>
          </draw:path>
          <draw:path draw:style-name="gr1" draw:text-style-name="P1" draw:layer="layout" svg:width="0.313cm" svg:height="0.043cm" draw:transform="skewX (0.341910000465689) rotate (3.09080357235676) translate (2.69552876990166cm 5.81142625817359cm)" svg:viewBox="0 0 314 44" svg:d="M0 0c291-1 314 44 314 44">
            <text:p/>
          </draw:path>
          <draw:path draw:style-name="gr1" draw:text-style-name="P1" draw:layer="layout" svg:width="0.313cm" svg:height="0.067cm" draw:transform="skewX (-0.188670092140587) rotate (0.0710349005561692) translate (2.39285164801117cm 5.69527785118188cm)" svg:viewBox="0 0 314 68" svg:d="M314 0c-292 0-314 68-314 68">
            <text:p/>
          </draw:path>
          <draw:path draw:style-name="gr1" draw:text-style-name="P1" draw:layer="layout" svg:width="0.315cm" svg:height="0.111cm" draw:transform="skewX (0.0333357887130917) rotate (-0.125663706143592) translate (2.70424107889997cm 5.67264849071257cm)" svg:viewBox="0 0 316 112" svg:d="M0 0c293-1 316 112 316 112">
            <text:p/>
          </draw:path>
          <draw:path draw:style-name="gr1" draw:text-style-name="P1" draw:layer="layout" svg:width="0.314cm" svg:height="0.111cm" draw:transform="skewX (-0.0265290046303138) rotate (-3.0155798815958) translate (3.01695320485403cm 5.93660657607408cm)" svg:viewBox="0 0 315 112" svg:d="M315 0c-293-1-315 112-315 112">
            <text:p/>
          </draw:path>
          <draw:path draw:style-name="gr1" draw:text-style-name="P1" draw:layer="layout" svg:width="0.312cm" svg:height="0.044cm" draw:transform="skewX (0.326900168898538) rotate (3.09429423086075) translate (2.6970473183604cm 5.97621253237344cm)" svg:viewBox="0 0 313 45" svg:d="M0 0c291 0 313 45 313 45">
            <text:p/>
          </draw:path>
          <draw:path draw:style-name="gr1" draw:text-style-name="P1" draw:layer="layout" svg:width="0.314cm" svg:height="0.067cm" draw:transform="skewX (-0.201760061530544) rotate (0.0710349005561692) translate (2.39193513730186cm 5.86046944110744cm)" svg:viewBox="0 0 315 68" svg:d="M315 0c-292 0-315 68-315 68">
            <text:p/>
          </draw:path>
          <draw:path draw:style-name="gr1" draw:text-style-name="P1" draw:layer="layout" svg:width="0.315cm" svg:height="0.111cm" draw:transform="skewX (0.0331612557878923) rotate (-0.125663706143592) translate (2.70424107705761cm 5.83777486643241cm)" svg:viewBox="0 0 316 112" svg:d="M0 0c293-1 316 112 316 112">
            <text:p/>
          </draw:path>
          <draw:path draw:style-name="gr1" draw:text-style-name="P1" draw:layer="layout" svg:width="0.314cm" svg:height="0.111cm" draw:transform="skewX (-0.0265290046303138) rotate (-3.0155798815958) translate (3.00786803135246cm 6.10568807480397cm)" svg:viewBox="0 0 315 112" svg:d="M315 0c-293-1-315 112-315 112">
            <text:p/>
          </draw:path>
          <draw:path draw:style-name="gr1" draw:text-style-name="P1" draw:layer="layout" svg:width="0.312cm" svg:height="0.044cm" draw:transform="skewX (0.326900168898538) rotate (3.09429423086075) translate (2.6970473183604cm 6.14133890832602cm)" svg:viewBox="0 0 313 45" svg:d="M0 0c291 0 313 45 313 45">
            <text:p/>
          </draw:path>
          <draw:path draw:style-name="gr1" draw:text-style-name="P1" draw:layer="layout" svg:width="0.313cm" svg:height="0.066cm" draw:transform="skewX (-0.188670092140587) rotate (0.0745255590601579) translate (2.39289652018194cm 6.02629024606471cm)" svg:viewBox="0 0 314 67" svg:d="M314 0c-291-1-314 67-314 67">
            <text:p/>
          </draw:path>
          <draw:path draw:style-name="gr1" draw:text-style-name="P1" draw:layer="layout" svg:width="0.315cm" svg:height="0.11cm" draw:transform="skewX (0.0328121899374934) rotate (-0.128979831722382) translate (2.70424469699648cm 6.00254966622681cm)" svg:viewBox="0 0 316 111" svg:d="M0 0c293-2 316 111 316 111">
            <text:p/>
          </draw:path>
          <draw:path draw:style-name="gr1" draw:text-style-name="P1" draw:layer="layout" svg:width="0.314cm" svg:height="0.112cm" draw:transform="skewX (-0.0263544717051144) rotate (-3.01889600717459) translate (3.01671735039929cm 6.25969265295598cm)" svg:viewBox="0 0 315 113" svg:d="M315 0c-293 0-315 113-315 113">
            <text:p/>
          </draw:path>
          <draw:line draw:style-name="gr1" draw:text-style-name="P1" draw:layer="layout" svg:x1="2.694cm" svg:y1="5.546cm" svg:x2="2.7cm" svg:y2="5.143cm">
            <text:p/>
          </draw:line>
          <draw:line draw:style-name="gr1" draw:text-style-name="P1" draw:layer="layout" svg:x1="2.699cm" svg:y1="6.7cm" svg:x2="2.705cm" svg:y2="6.297cm">
            <text:p/>
          </draw:line>
        </draw:g>
        <draw:g>
          <draw:path draw:style-name="gr1" draw:text-style-name="P1" draw:layer="layout" svg:width="0.315cm" svg:height="0.108cm" draw:transform="skewX (0.0476474885794452) rotate (3.02221213275338) translate (4.10476061640612cm 5.84774830848531cm)" svg:viewBox="0 0 316 109" svg:d="M0 0c293 0 316 109 316 109">
            <text:p/>
          </draw:path>
          <draw:path draw:style-name="gr1" draw:text-style-name="P1" draw:layer="layout" svg:width="0.316cm" svg:height="0.109cm" draw:transform="skewX (-0.0610865238198015) rotate (0.115191730631626) translate (3.78974992241631cm 5.61240986596706cm)" svg:viewBox="0 0 317 110" svg:d="M317 0c-293 1-317 110-317 110">
            <text:p/>
          </draw:path>
          <draw:path draw:style-name="gr1" draw:text-style-name="P1" draw:layer="layout" svg:width="0.314cm" svg:height="0.043cm" draw:transform="skewX (-0.377514717206373) rotate (-3.09778488936474) translate (4.41941803176513cm 5.83014002567322cm)" svg:viewBox="0 0 315 44" svg:d="M315 0c-291 1-315 44-315 44">
            <text:p/>
          </draw:path>
          <draw:path draw:style-name="gr1" draw:text-style-name="P1" draw:layer="layout" svg:width="0.314cm" svg:height="0.064cm" draw:transform="skewX (0.215024563845701) rotate (-0.0678933079025799) translate (4.09387808369016cm 5.71058553717204cm)" svg:viewBox="0 0 315 65" svg:d="M0 0c292 0 315 65 315 65">
            <text:p/>
          </draw:path>
          <draw:path draw:style-name="gr1" draw:text-style-name="P1" draw:layer="layout" svg:width="0.315cm" svg:height="0.109cm" draw:transform="skewX (-0.0548033385126219) rotate (0.115540796482025) translate (3.78148094263078cm 5.74674459967678cm)" svg:viewBox="0 0 316 110" svg:d="M316 0c-293 0-316 110-316 110">
            <text:p/>
          </draw:path>
          <draw:path draw:style-name="gr1" draw:text-style-name="P1" draw:layer="layout" svg:width="0.315cm" svg:height="0.107cm" draw:transform="skewX (0.0413643032722656) rotate (3.01976867180059) translate (4.09567411840131cm 6.00270981978668cm)" svg:viewBox="0 0 316 108" svg:d="M0 0c293-1 316 108 316 108">
            <text:p/>
          </draw:path>
          <draw:path draw:style-name="gr1" draw:text-style-name="P1" draw:layer="layout" svg:width="0.312cm" svg:height="0.042cm" draw:transform="skewX (-0.347320521146872) rotate (-3.09394516501035) translate (4.41593975094959cm 5.98778788701096cm)" svg:viewBox="0 0 313 43" svg:d="M313 0c-291 0-313 43-313 43">
            <text:p/>
          </draw:path>
          <draw:path draw:style-name="gr1" draw:text-style-name="P1" draw:layer="layout" svg:width="0.316cm" svg:height="0.063cm" draw:transform="skewX (0.239459173373622) rotate (-0.0713839664065692) translate (4.09387992544913cm 5.86966109124732cm)" svg:viewBox="0 0 317 64" svg:d="M0 0c291-1 317 64 317 64">
            <text:p/>
          </draw:path>
          <draw:path draw:style-name="gr1" draw:text-style-name="P1" draw:layer="layout" svg:width="0.315cm" svg:height="0.107cm" draw:transform="skewX (-0.0481710873550435) rotate (0.122173047639603) translate (3.78183412730183cm 5.90787915324486cm)" svg:viewBox="0 0 316 108" svg:d="M316 0c-293-2-316 108-316 108">
            <text:p/>
          </draw:path>
          <draw:path draw:style-name="gr1" draw:text-style-name="P1" draw:layer="layout" svg:width="0.315cm" svg:height="0.106cm" draw:transform="skewX (0.0408407044966673) rotate (3.0155798815958) translate (4.10475427368919cm 6.16563101700441cm)" svg:viewBox="0 0 316 107" svg:d="M0 0c293-2 316 107 316 107">
            <text:p/>
          </draw:path>
          <draw:path draw:style-name="gr1" draw:text-style-name="P1" draw:layer="layout" svg:width="0.313cm" svg:height="0.041cm" draw:transform="skewX (-0.358839694210034) rotate (-3.09062903943156) translate (4.41622998883073cm 6.14584264301425cm)" svg:viewBox="0 0 314 42" svg:d="M314 0c-291-1-314 42-314 42">
            <text:p/>
          </draw:path>
          <draw:path draw:style-name="gr1" draw:text-style-name="P1" draw:layer="layout" svg:width="0.315cm" svg:height="0.064cm" draw:transform="skewX (0.231081592964049) rotate (-0.0678933079025799) translate (4.09387808369016cm 6.02843058374275cm)" svg:viewBox="0 0 316 65" svg:d="M0 0c292 0 316 65 316 65">
            <text:p/>
          </draw:path>
          <draw:path draw:style-name="gr1" draw:text-style-name="P1" draw:layer="layout" svg:width="0.315cm" svg:height="0.107cm" draw:transform="skewX (-0.0478220215046446) rotate (0.122173047639603) translate (3.78187161761648cm 6.06663830953887cm)" svg:viewBox="0 0 316 108" svg:d="M316 0c-293-2-316 108-316 108">
            <text:p/>
          </draw:path>
          <draw:path draw:style-name="gr1" draw:text-style-name="P1" draw:layer="layout" svg:width="0.315cm" svg:height="0.108cm" draw:transform="skewX (0.0476474885794452) rotate (3.02308479737938) translate (4.09567564976901cm 6.31292489879988cm)" svg:viewBox="0 0 316 109" svg:d="M0 0c293 0 316 109 316 109">
            <text:p/>
          </draw:path>
          <draw:line draw:style-name="gr1" draw:text-style-name="P1" draw:layer="layout" svg:x1="4.106cm" svg:y1="5.588cm" svg:x2="4.1cm" svg:y2="5.2cm">
            <text:p/>
          </draw:line>
          <draw:line draw:style-name="gr1" draw:text-style-name="P1" draw:layer="layout" svg:x1="4.101cm" svg:y1="6.7cm" svg:x2="4.095cm" svg:y2="6.312cm">
            <text:p/>
          </draw:line>
        </draw:g>
        <draw:line draw:style-name="gr2" draw:text-style-name="P2" draw:layer="layout" svg:x1="2.7cm" svg:y1="5.2cm" svg:x2="2.7cm" svg:y2="4.2cm">
          <text:p/>
        </draw:line>
        <draw:line draw:style-name="gr2" draw:text-style-name="P2" draw:layer="layout" svg:x1="2.7cm" svg:y1="7.6cm" svg:x2="2.7cm" svg:y2="6.7cm">
          <text:p/>
        </draw:line>
        <draw:line draw:style-name="gr3" draw:text-style-name="P2" draw:layer="layout" svg:x1="2.7cm" svg:y1="4.2cm" svg:x2="1.6cm" svg:y2="4.2cm">
          <text:p/>
        </draw:line>
        <draw:line draw:style-name="gr2" draw:text-style-name="P2" draw:layer="layout" svg:x1="2.7cm" svg:y1="7.6cm" svg:x2="1.6cm" svg:y2="7.6cm">
          <text:p/>
        </draw:line>
        <draw:frame draw:style-name="gr4" draw:text-style-name="P3" draw:layer="layout" svg:width="2.305cm" svg:height="0.925cm" svg:x="0.595cm" svg:y="3.57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2" draw:text-style-name="P2" draw:layer="layout" svg:x1="4.1cm" svg:y1="5.2cm" svg:x2="4.1cm" svg:y2="4.2cm">
          <text:p/>
        </draw:line>
        <draw:line draw:style-name="gr2" draw:text-style-name="P2" draw:layer="layout" svg:x1="6cm" svg:y1="4.2cm" svg:x2="4.1cm" svg:y2="4.2cm">
          <text:p/>
        </draw:line>
        <draw:line draw:style-name="gr2" draw:text-style-name="P2" draw:layer="layout" svg:x1="4.1cm" svg:y1="7.6cm" svg:x2="4.1cm" svg:y2="6.7cm">
          <text:p/>
        </draw:line>
        <draw:line draw:style-name="gr2" draw:text-style-name="P2" draw:layer="layout" svg:x1="6cm" svg:y1="7.6cm" svg:x2="4.1cm" svg:y2="7.6cm">
          <text:p/>
        </draw:line>
        <draw:line draw:style-name="gr2" draw:text-style-name="P2" draw:layer="layout" svg:x1="1.6cm" svg:y1="5.5cm" svg:x2="1.6cm" svg:y2="4.2cm">
          <text:p/>
        </draw:line>
        <draw:custom-shape draw:style-name="gr5" draw:text-style-name="P4" draw:layer="layout" svg:width="0.17cm" svg:height="0.155cm" svg:x="1.493cm" svg:y="4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6cm" svg:y1="7.6cm" svg:x2="1.6cm" svg:y2="6.4cm">
          <text:p/>
        </draw:line>
        <draw:custom-shape draw:style-name="gr5" draw:text-style-name="P4" draw:layer="layout" svg:width="0.17cm" svg:height="0.155cm" svg:x="1.494cm" svg:y="7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061cm" svg:height="1.023cm" svg:x="1.039cm" svg:y="5.377cm">
          <text:p text:style-name="P5"/>
          <text:p text:style-name="P5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093cm" svg:height="0.603cm" svg:x="1.207cm" svg:y="6.39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7" draw:text-style-name="P3" draw:layer="layout" svg:width="1.146cm" svg:height="1.249cm" svg:x="0.526cm" svg:y="5.09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line draw:style-name="gr8" draw:text-style-name="P2" draw:layer="layout" svg:x1="3.2cm" svg:y1="7.1cm" svg:x2="3.2cm" svg:y2="5.2cm">
          <text:p/>
        </draw:line>
        <draw:line draw:style-name="gr2" draw:text-style-name="P2" draw:layer="layout" svg:x1="6cm" svg:y1="5cm" svg:x2="6cm" svg:y2="4.2cm">
          <text:p/>
        </draw:line>
        <draw:line draw:style-name="gr2" draw:text-style-name="P2" draw:layer="layout" svg:x1="6.8cm" svg:y1="5.7cm" svg:x2="5.991cm" svg:y2="4.936cm">
          <text:p/>
        </draw:line>
        <draw:line draw:style-name="gr2" draw:text-style-name="P2" draw:layer="layout" svg:x1="5.991cm" svg:y1="4.936cm" svg:x2="5.2cm" svg:y2="5.7cm">
          <text:p/>
        </draw:line>
        <draw:line draw:style-name="gr2" draw:text-style-name="P2" draw:layer="layout" svg:x1="5.2cm" svg:y1="5.662cm" svg:x2="6cm" svg:y2="6.5cm">
          <text:p/>
        </draw:line>
        <draw:line draw:style-name="gr2" draw:text-style-name="P2" draw:layer="layout" svg:x1="6cm" svg:y1="6.5cm" svg:x2="6.8cm" svg:y2="5.7cm">
          <text:p/>
        </draw:line>
        <draw:line draw:style-name="gr2" draw:text-style-name="P2" draw:layer="layout" svg:x1="6cm" svg:y1="7.6cm" svg:x2="6cm" svg:y2="6.5cm">
          <text:p/>
        </draw:line>
        <draw:line draw:style-name="gr2" draw:text-style-name="P2" draw:layer="layout" svg:x1="5.2cm" svg:y1="8.2cm" svg:x2="5.2cm" svg:y2="5.7cm">
          <text:p/>
        </draw:line>
        <draw:line draw:style-name="gr2" draw:text-style-name="P2" draw:layer="layout" svg:x1="5.2cm" svg:y1="8.2cm" svg:x2="8.9cm" svg:y2="8.2cm">
          <text:p/>
        </draw:line>
        <draw:line draw:style-name="gr2" draw:text-style-name="P2" draw:layer="layout" svg:x1="6.8cm" svg:y1="5.704cm" svg:x2="8.9cm" svg:y2="5.7cm">
          <text:p/>
        </draw:line>
        <draw:g>
          <draw:g>
            <draw:polygon draw:style-name="gr9" draw:text-style-name="P7" draw:layer="layout" svg:width="0.4cm" svg:height="0.403cm" draw:transform="rotate (-0.756425697814343) translate (5.64225058811219cm 4.95457963919621cm)" svg:viewBox="0 0 401 404" draw:points="195,0 401,398 0,404">
              <text:p/>
            </draw:polygon>
            <draw:line draw:style-name="gr10" draw:text-style-name="P8" draw:layer="layout" svg:x1="5.665cm" svg:y1="4.953cm" svg:x2="5.956cm" svg:y2="5.228cm">
              <text:p/>
            </draw:line>
          </draw:g>
          <draw:line draw:style-name="gr11" draw:text-style-name="P2" draw:layer="layout" svg:x1="5.51cm" svg:y1="5.385cm" svg:x2="5.373cm" svg:y2="5.53cm">
            <text:p/>
          </draw:line>
        </draw:g>
        <draw:line draw:style-name="gr11" draw:text-style-name="P2" draw:layer="layout" svg:x1="6.299cm" svg:y1="6.2cm" svg:x2="6.162cm" svg:y2="6.345cm">
          <text:p/>
        </draw:line>
        <draw:g>
          <draw:g>
            <draw:polygon draw:style-name="gr9" draw:text-style-name="P7" draw:layer="layout" svg:width="0.4cm" svg:height="0.403cm" draw:transform="rotate (-1.58440989496045) translate (8.38270125105083cm 5.50559109583238cm)" svg:viewBox="0 0 401 404" draw:points="195,0 401,398 0,404">
              <text:p/>
            </draw:polygon>
            <draw:line draw:style-name="gr10" draw:text-style-name="P8" draw:layer="layout" svg:x1="8.399cm" svg:y1="5.521cm" svg:x2="8.394cm" svg:y2="5.921cm">
              <text:p/>
            </draw:line>
          </draw:g>
          <draw:line draw:style-name="gr11" draw:text-style-name="P2" draw:layer="layout" svg:x1="8.1cm" svg:y1="5.7cm" svg:x2="7.7cm" svg:y2="5.7cm">
            <text:p/>
          </draw:line>
        </draw:g>
        <draw:g>
          <draw:polygon draw:style-name="gr9" draw:text-style-name="P7" draw:layer="layout" svg:width="0.4cm" svg:height="0.403cm" draw:transform="rotate (-0.756425697814343) translate (6.38625058811219cm 5.80157963919621cm)" svg:viewBox="0 0 401 404" draw:points="195,0 401,398 0,404">
            <text:p/>
          </draw:polygon>
          <draw:line draw:style-name="gr10" draw:text-style-name="P8" draw:layer="layout" svg:x1="6.409cm" svg:y1="5.8cm" svg:x2="6.7cm" svg:y2="6.075cm">
            <text:p/>
          </draw:line>
        </draw:g>
        <draw:g>
          <draw:polygon draw:style-name="gr9" draw:text-style-name="P7" draw:layer="layout" svg:width="0.4cm" svg:height="0.403cm" draw:transform="rotate (-2.35811435236954) translate (5.99883432014424cm 6.19495140418982cm)" svg:viewBox="0 0 401 404" draw:points="195,0 401,398 0,404">
            <text:p/>
          </draw:polygon>
          <draw:line draw:style-name="gr10" draw:text-style-name="P8" draw:layer="layout" svg:x1="6cm" svg:y1="6.218cm" svg:x2="5.717cm" svg:y2="6.5cm">
            <text:p/>
          </draw:line>
        </draw:g>
        <draw:line draw:style-name="gr11" draw:text-style-name="P2" draw:layer="layout" svg:x1="5.6cm" svg:y1="6.1cm" svg:x2="5.4cm" svg:y2="5.9cm">
          <text:p/>
        </draw:line>
        <draw:line draw:style-name="gr2" draw:text-style-name="P2" draw:layer="layout" svg:x1="8.9cm" svg:y1="6.5cm" svg:x2="8.9cm" svg:y2="5.7cm">
          <text:p/>
        </draw:line>
        <draw:line draw:style-name="gr2" draw:text-style-name="P2" draw:layer="layout" svg:x1="8.9cm" svg:y1="8.2cm" svg:x2="8.9cm" svg:y2="7.3cm">
          <text:p/>
        </draw:line>
        <draw:g>
          <draw:polygon draw:style-name="gr9" draw:text-style-name="P7" draw:layer="layout" svg:width="0.4cm" svg:height="0.403cm" draw:transform="rotate (-2.35811435236954) translate (6.76483432014424cm 5.39495140418982cm)" svg:viewBox="0 0 401 404" draw:points="195,0 401,398 0,404">
            <text:p/>
          </draw:polygon>
          <draw:line draw:style-name="gr10" draw:text-style-name="P8" draw:layer="layout" svg:x1="6.766cm" svg:y1="5.418cm" svg:x2="6.483cm" svg:y2="5.7cm">
            <text:p/>
          </draw:line>
        </draw:g>
        <draw:line draw:style-name="gr12" draw:text-style-name="P2" draw:layer="layout" svg:x1="6.4cm" svg:y1="5.3cm" svg:x2="6.2cm" svg:y2="5.1cm">
          <text:p/>
        </draw:line>
        <draw:line draw:style-name="gr13" draw:text-style-name="P9" draw:layer="layout" svg:x1="10.905cm" svg:y1="6.7cm" svg:x2="10.305cm" svg:y2="6.7cm">
          <text:p/>
        </draw:line>
        <draw:line draw:style-name="gr2" draw:text-style-name="P2" draw:layer="layout" svg:x1="6.905cm" svg:y1="8.2cm" svg:x2="10.605cm" svg:y2="8.2cm">
          <text:p/>
        </draw:line>
        <draw:line draw:style-name="gr14" draw:text-style-name="P10" draw:layer="layout" svg:x1="10.604cm" svg:y1="6.483cm" svg:x2="10.605cm" svg:y2="6.7cm">
          <text:p/>
        </draw:line>
        <draw:line draw:style-name="gr14" draw:text-style-name="P10" draw:layer="layout" svg:x1="10.605cm" svg:y1="7cm" svg:x2="10.606cm" svg:y2="7.308cm">
          <text:p/>
        </draw:line>
        <draw:line draw:style-name="gr2" draw:text-style-name="P2" draw:layer="layout" svg:x1="10.605cm" svg:y1="6.5cm" svg:x2="10.605cm" svg:y2="5.7cm">
          <text:p/>
        </draw:line>
        <draw:line draw:style-name="gr13" draw:text-style-name="P9" draw:layer="layout" svg:x1="10.905cm" svg:y1="7cm" svg:x2="10.305cm" svg:y2="7cm">
          <text:p/>
        </draw:line>
        <draw:line draw:style-name="gr2" draw:text-style-name="P2" draw:layer="layout" svg:x1="10.605cm" svg:y1="8.2cm" svg:x2="10.605cm" svg:y2="7.3cm">
          <text:p/>
        </draw:line>
        <draw:line draw:style-name="gr2" draw:text-style-name="P2" draw:layer="layout" svg:x1="8.705cm" svg:y1="5.7cm" svg:x2="10.6cm" svg:y2="5.7cm">
          <text:p/>
        </draw:line>
        <draw:g>
          <draw:line draw:style-name="gr1" draw:text-style-name="P10" draw:layer="layout" svg:x1="8.898cm" svg:y1="6.48cm" svg:x2="9.064cm" svg:y2="6.546cm">
            <text:p/>
          </draw:line>
          <draw:line draw:style-name="gr1" draw:text-style-name="P10" draw:layer="layout" svg:x1="8.726cm" svg:y1="6.687cm" svg:x2="9.063cm" svg:y2="6.546cm">
            <text:p/>
          </draw:line>
          <draw:line draw:style-name="gr1" draw:text-style-name="P10" draw:layer="layout" svg:x1="8.706cm" svg:y1="6.96cm" svg:x2="9.043cm" svg:y2="7.101cm">
            <text:p/>
          </draw:line>
          <draw:line draw:style-name="gr1" draw:text-style-name="P10" draw:layer="layout" svg:x1="8.718cm" svg:y1="6.679cm" svg:x2="9.055cm" svg:y2="6.82cm">
            <text:p/>
          </draw:line>
          <draw:line draw:style-name="gr1" draw:text-style-name="P10" draw:layer="layout" svg:x1="8.708cm" svg:y1="6.967cm" svg:x2="9.045cm" svg:y2="6.826cm">
            <text:p/>
          </draw:line>
          <draw:line draw:style-name="gr1" draw:text-style-name="P10" draw:layer="layout" svg:x1="8.708cm" svg:y1="7.245cm" svg:x2="9.045cm" svg:y2="7.104cm">
            <text:p/>
          </draw:line>
          <draw:line draw:style-name="gr1" draw:text-style-name="P10" draw:layer="layout" svg:x1="8.725cm" svg:y1="7.241cm" svg:x2="8.891cm" svg:y2="7.307cm">
            <text:p/>
          </draw:line>
        </draw:g>
        <draw:line draw:style-name="gr2" draw:text-style-name="P2" draw:layer="layout" svg:x1="8.505cm" svg:y1="5.7cm" svg:x2="11.7cm" svg:y2="5.7cm">
          <text:p/>
        </draw:line>
        <draw:g>
          <draw:line draw:style-name="gr1" draw:text-style-name="P10" draw:layer="layout" svg:x1="11.6cm" svg:y1="5.726cm" svg:x2="11.673cm" svg:y2="5.575cm">
            <text:p/>
          </draw:line>
          <draw:line draw:style-name="gr1" draw:text-style-name="P10" draw:layer="layout" svg:x1="11.828cm" svg:y1="5.882cm" svg:x2="11.673cm" svg:y2="5.575cm">
            <text:p/>
          </draw:line>
          <draw:line draw:style-name="gr1" draw:text-style-name="P10" draw:layer="layout" svg:x1="12.128cm" svg:y1="5.9cm" svg:x2="12.283cm" svg:y2="5.593cm">
            <text:p/>
          </draw:line>
          <draw:line draw:style-name="gr1" draw:text-style-name="P10" draw:layer="layout" svg:x1="11.819cm" svg:y1="5.89cm" svg:x2="11.974cm" svg:y2="5.583cm">
            <text:p/>
          </draw:line>
          <draw:line draw:style-name="gr1" draw:text-style-name="P10" draw:layer="layout" svg:x1="12.136cm" svg:y1="5.898cm" svg:x2="11.981cm" svg:y2="5.591cm">
            <text:p/>
          </draw:line>
          <draw:line draw:style-name="gr1" draw:text-style-name="P10" draw:layer="layout" svg:x1="12.441cm" svg:y1="5.898cm" svg:x2="12.286cm" svg:y2="5.591cm">
            <text:p/>
          </draw:line>
          <draw:line draw:style-name="gr1" draw:text-style-name="P10" draw:layer="layout" svg:x1="12.437cm" svg:y1="5.883cm" svg:x2="12.51cm" svg:y2="5.732cm">
            <text:p/>
          </draw:line>
        </draw:g>
        <draw:line draw:style-name="gr2" draw:text-style-name="P2" draw:layer="layout" svg:x1="12.505cm" svg:y1="5.7cm" svg:x2="13.4cm" svg:y2="5.7cm">
          <text:p/>
        </draw:line>
        <draw:line draw:style-name="gr2" draw:text-style-name="P2" draw:layer="layout" svg:x1="9.705cm" svg:y1="8.2cm" svg:x2="13.405cm" svg:y2="8.2cm">
          <text:p/>
        </draw:line>
        <draw:line draw:style-name="gr2" draw:text-style-name="P2" draw:layer="layout" svg:x1="13.413cm" svg:y1="5.7cm" svg:x2="13.4cm" svg:y2="8.2cm">
          <text:p/>
        </draw:line>
        <draw:g>
          <draw:g>
            <draw:polygon draw:style-name="gr9" draw:text-style-name="P7" draw:layer="layout" svg:width="0.4cm" svg:height="0.403cm" draw:transform="rotate (3.11349285263268) translate (13.5886718325608cm 6.48552382178093cm)" svg:viewBox="0 0 401 404" draw:points="195,0 401,398 0,404">
              <text:p/>
            </draw:polygon>
            <draw:line draw:style-name="gr10" draw:text-style-name="P8" draw:layer="layout" svg:x1="13.573cm" svg:y1="6.502cm" svg:x2="13.173cm" svg:y2="6.491cm">
              <text:p/>
            </draw:line>
          </draw:g>
          <draw:line draw:style-name="gr11" draw:text-style-name="P2" draw:layer="layout" svg:x1="13.398cm" svg:y1="6.2cm" svg:x2="13.404cm" svg:y2="5.8cm">
            <text:p/>
          </draw:line>
        </draw:g>
        <draw:g>
          <draw:g>
            <draw:polygon draw:style-name="gr9" draw:text-style-name="P7" draw:layer="layout" svg:width="0.4cm" svg:height="0.403cm" draw:transform="rotate (3.11349285263268) translate (13.5816718325608cm 7.96852382178093cm)" svg:viewBox="0 0 401 404" draw:points="195,0 401,398 0,404">
              <text:p/>
            </draw:polygon>
            <draw:line draw:style-name="gr10" draw:text-style-name="P8" draw:layer="layout" svg:x1="13.566cm" svg:y1="7.985cm" svg:x2="13.166cm" svg:y2="7.974cm">
              <text:p/>
            </draw:line>
          </draw:g>
          <draw:line draw:style-name="gr11" draw:text-style-name="P2" draw:layer="layout" svg:x1="13.391cm" svg:y1="7.683cm" svg:x2="13.397cm" svg:y2="7.283cm">
            <text:p/>
          </draw:line>
        </draw:g>
        <draw:line draw:style-name="gr2" draw:text-style-name="P2" draw:layer="layout" svg:x1="14.806cm" svg:y1="5.7cm" svg:x2="14.793cm" svg:y2="8.2cm">
          <text:p/>
        </draw:line>
        <draw:g>
          <draw:g>
            <draw:polygon draw:style-name="gr9" draw:text-style-name="P7" draw:layer="layout" svg:width="0.4cm" svg:height="0.403cm" draw:transform="rotate (3.11349285263268) translate (14.9816718325608cm 6.48552382178093cm)" svg:viewBox="0 0 401 404" draw:points="195,0 401,398 0,404">
              <text:p/>
            </draw:polygon>
            <draw:line draw:style-name="gr10" draw:text-style-name="P8" draw:layer="layout" svg:x1="14.966cm" svg:y1="6.502cm" svg:x2="14.566cm" svg:y2="6.491cm">
              <text:p/>
            </draw:line>
          </draw:g>
          <draw:line draw:style-name="gr11" draw:text-style-name="P2" draw:layer="layout" svg:x1="14.791cm" svg:y1="6.2cm" svg:x2="14.797cm" svg:y2="5.8cm">
            <text:p/>
          </draw:line>
        </draw:g>
        <draw:g>
          <draw:g>
            <draw:polygon draw:style-name="gr9" draw:text-style-name="P7" draw:layer="layout" svg:width="0.4cm" svg:height="0.403cm" draw:transform="rotate (3.11349285263268) translate (14.9746718325608cm 7.96852382178093cm)" svg:viewBox="0 0 401 404" draw:points="195,0 401,398 0,404">
              <text:p/>
            </draw:polygon>
            <draw:line draw:style-name="gr10" draw:text-style-name="P8" draw:layer="layout" svg:x1="14.959cm" svg:y1="7.985cm" svg:x2="14.559cm" svg:y2="7.974cm">
              <text:p/>
            </draw:line>
          </draw:g>
          <draw:line draw:style-name="gr11" draw:text-style-name="P2" draw:layer="layout" svg:x1="14.784cm" svg:y1="7.683cm" svg:x2="14.79cm" svg:y2="7.283cm">
            <text:p/>
          </draw:line>
        </draw:g>
        <draw:line draw:style-name="gr2" draw:text-style-name="P2" draw:layer="layout" svg:x1="16.399cm" svg:y1="5.7cm" svg:x2="16.386cm" svg:y2="8.2cm">
          <text:p/>
        </draw:line>
        <draw:g>
          <draw:g>
            <draw:polygon draw:style-name="gr9" draw:text-style-name="P7" draw:layer="layout" svg:width="0.4cm" svg:height="0.403cm" draw:transform="rotate (3.11349285263268) translate (16.5746718325608cm 6.48552382178093cm)" svg:viewBox="0 0 401 404" draw:points="195,0 401,398 0,404">
              <text:p/>
            </draw:polygon>
            <draw:line draw:style-name="gr10" draw:text-style-name="P8" draw:layer="layout" svg:x1="16.559cm" svg:y1="6.502cm" svg:x2="16.159cm" svg:y2="6.491cm">
              <text:p/>
            </draw:line>
          </draw:g>
          <draw:line draw:style-name="gr11" draw:text-style-name="P2" draw:layer="layout" svg:x1="16.384cm" svg:y1="6.2cm" svg:x2="16.39cm" svg:y2="5.8cm">
            <text:p/>
          </draw:line>
        </draw:g>
        <draw:g>
          <draw:g>
            <draw:polygon draw:style-name="gr9" draw:text-style-name="P7" draw:layer="layout" svg:width="0.4cm" svg:height="0.403cm" draw:transform="rotate (3.11349285263268) translate (16.5676718325608cm 7.96852382178093cm)" svg:viewBox="0 0 401 404" draw:points="195,0 401,398 0,404">
              <text:p/>
            </draw:polygon>
            <draw:line draw:style-name="gr10" draw:text-style-name="P8" draw:layer="layout" svg:x1="16.552cm" svg:y1="7.985cm" svg:x2="16.152cm" svg:y2="7.974cm">
              <text:p/>
            </draw:line>
          </draw:g>
          <draw:line draw:style-name="gr11" draw:text-style-name="P2" draw:layer="layout" svg:x1="16.377cm" svg:y1="7.683cm" svg:x2="16.383cm" svg:y2="7.283cm">
            <text:p/>
          </draw:line>
        </draw:g>
        <draw:line draw:style-name="gr2" draw:text-style-name="P2" draw:layer="layout" svg:x1="17.992cm" svg:y1="5.7cm" svg:x2="17.979cm" svg:y2="8.2cm">
          <text:p/>
        </draw:line>
        <draw:g>
          <draw:g>
            <draw:polygon draw:style-name="gr9" draw:text-style-name="P7" draw:layer="layout" svg:width="0.4cm" svg:height="0.403cm" draw:transform="rotate (3.11349285263268) translate (18.1676718325608cm 6.48552382178093cm)" svg:viewBox="0 0 401 404" draw:points="195,0 401,398 0,404">
              <text:p/>
            </draw:polygon>
            <draw:line draw:style-name="gr10" draw:text-style-name="P8" draw:layer="layout" svg:x1="18.152cm" svg:y1="6.502cm" svg:x2="17.752cm" svg:y2="6.491cm">
              <text:p/>
            </draw:line>
          </draw:g>
          <draw:line draw:style-name="gr11" draw:text-style-name="P2" draw:layer="layout" svg:x1="17.977cm" svg:y1="6.2cm" svg:x2="17.983cm" svg:y2="5.8cm">
            <text:p/>
          </draw:line>
        </draw:g>
        <draw:g>
          <draw:g>
            <draw:polygon draw:style-name="gr9" draw:text-style-name="P7" draw:layer="layout" svg:width="0.4cm" svg:height="0.403cm" draw:transform="rotate (3.11349285263268) translate (18.1606718325608cm 7.96852382178093cm)" svg:viewBox="0 0 401 404" draw:points="195,0 401,398 0,404">
              <text:p/>
            </draw:polygon>
            <draw:line draw:style-name="gr10" draw:text-style-name="P8" draw:layer="layout" svg:x1="18.145cm" svg:y1="7.985cm" svg:x2="17.745cm" svg:y2="7.974cm">
              <text:p/>
            </draw:line>
          </draw:g>
          <draw:line draw:style-name="gr11" draw:text-style-name="P2" draw:layer="layout" svg:x1="17.97cm" svg:y1="7.683cm" svg:x2="17.976cm" svg:y2="7.283cm">
            <text:p/>
          </draw:line>
        </draw:g>
        <draw:line draw:style-name="gr2" draw:text-style-name="P2" draw:layer="layout" svg:x1="13.306cm" svg:y1="5.7cm" svg:x2="19cm" svg:y2="5.7cm">
          <text:p/>
        </draw:line>
        <draw:line draw:style-name="gr2" draw:text-style-name="P2" draw:layer="layout" svg:x1="13.306cm" svg:y1="8.2cm" svg:x2="19.1cm" svg:y2="8.2cm">
          <text:p/>
        </draw:line>
        <draw:custom-shape draw:style-name="gr5" draw:text-style-name="P4" draw:layer="layout" svg:width="0.17cm" svg:height="0.155cm" svg:x="5.896cm" svg:y="4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7cm" svg:height="0.155cm" svg:x="5.897cm" svg:y="7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7cm" svg:height="0.155cm" svg:x="5.098cm" svg:y="5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7cm" svg:height="0.155cm" svg:x="6.799cm" svg:y="5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7cm" svg:height="0.155cm" svg:x="10.503cm" svg:y="5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7cm" svg:height="0.155cm" svg:x="18.904cm" svg:y="5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0" draw:layer="layout" svg:x1="11.998cm" svg:y1="8.24cm" svg:x2="11.999cm" svg:y2="8.457cm">
          <text:p/>
        </draw:line>
        <draw:custom-shape draw:style-name="gr5" draw:text-style-name="P4" draw:layer="layout" svg:width="0.17cm" svg:height="0.155cm" svg:x="11.905cm" svg:y="8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9" draw:layer="layout" svg:x1="12.27cm" svg:y1="8.465cm" svg:x2="11.74cm" svg:y2="8.465cm">
          <text:p/>
        </draw:line>
        <draw:line draw:style-name="gr15" draw:text-style-name="P9" draw:layer="layout" svg:x1="12.209cm" svg:y1="8.546cm" svg:x2="11.805cm" svg:y2="8.548cm">
          <text:p/>
        </draw:line>
        <draw:line draw:style-name="gr15" draw:text-style-name="P9" draw:layer="layout" svg:x1="12.119cm" svg:y1="8.631cm" svg:x2="11.891cm" svg:y2="8.632cm">
          <text:p/>
        </draw:line>
        <draw:line draw:style-name="gr8" draw:text-style-name="P2" draw:layer="layout" svg:x1="3.6cm" svg:y1="7.1cm" svg:x2="3.6cm" svg:y2="5.2cm">
          <text:p/>
        </draw:line>
        <draw:frame draw:style-name="gr7" draw:text-style-name="P3" draw:layer="layout" svg:width="2.305cm" svg:height="0.925cm" svg:x="0.596cm" svg:y="7.7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6" draw:text-style-name="P3" draw:layer="layout" svg:width="2.305cm" svg:height="0.925cm" svg:x="4.996cm" svg:y="3.57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6" draw:text-style-name="P3" draw:layer="layout" svg:width="2.305cm" svg:height="0.925cm" svg:x="4.997cm" svg:y="7.57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6" draw:text-style-name="P3" draw:layer="layout" svg:width="2.305cm" svg:height="0.925cm" svg:x="6.097cm" svg:y="5.07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3" draw:layer="layout" svg:width="2.305cm" svg:height="0.925cm" svg:x="11.101cm" svg:y="8.60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6" draw:text-style-name="P3" draw:layer="layout" svg:width="2.305cm" svg:height="0.925cm" svg:x="9.701cm" svg:y="5.10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6" draw:text-style-name="P3" draw:layer="layout" svg:width="2.078cm" svg:height="1.152cm" svg:x="12.122cm" svg:y="6.14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6" draw:text-style-name="P3" draw:layer="layout" svg:width="2.305cm" svg:height="0.925cm" svg:x="18.195cm" svg:y="5.17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6" draw:text-style-name="P3" draw:layer="layout" svg:width="2.078cm" svg:height="1.152cm" svg:x="13.622cm" svg:y="6.14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6" draw:text-style-name="P3" draw:layer="layout" svg:width="2.078cm" svg:height="1.152cm" svg:x="15.222cm" svg:y="6.14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6" draw:text-style-name="P3" draw:layer="layout" svg:width="2.078cm" svg:height="1.152cm" svg:x="16.822cm" svg:y="6.14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6" draw:text-style-name="P3" draw:layer="layout" svg:width="2.305cm" svg:height="0.925cm" svg:x="12.095cm" svg:y="6.87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6" draw:text-style-name="P3" draw:layer="layout" svg:width="2.305cm" svg:height="0.925cm" svg:x="13.496cm" svg:y="6.87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6" draw:text-style-name="P3" draw:layer="layout" svg:width="2.305cm" svg:height="0.925cm" svg:x="15.097cm" svg:y="6.87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6" draw:text-style-name="P3" draw:layer="layout" svg:width="2.305cm" svg:height="0.925cm" svg:x="16.698cm" svg:y="6.87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6" draw:text-style-name="P3" draw:layer="layout" svg:width="2.305cm" svg:height="0.925cm" svg:x="11cm" svg:y="5.07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6" draw:text-style-name="P3" draw:layer="layout" svg:width="2.305cm" svg:height="0.925cm" svg:x="10.3cm" svg:y="6.5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6" draw:text-style-name="P3" draw:layer="layout" svg:width="2.305cm" svg:height="0.925cm" svg:x="7.301cm" svg:y="6.57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868cm" svg:height="0.739cm" svg:x="3.032cm" svg:y="4.66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6" draw:text-style-name="P3" draw:layer="layout" svg:width="2.305cm" svg:height="0.925cm" svg:x="3.995cm" svg:y="4.57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6" draw:text-style-name="P3" draw:layer="layout" svg:width="2.305cm" svg:height="0.925cm" svg:x="3.8cm" svg:y="6.27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6" draw:text-style-name="P3" draw:layer="layout" svg:width="2.305cm" svg:height="0.925cm" svg:x="6.1cm" svg:y="4.5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6" draw:text-style-name="P3" draw:layer="layout" svg:width="2.305cm" svg:height="0.925cm" svg:x="6.1cm" svg:y="6.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16:02:42.805111588</meta:creation-date>
    <meta:editing-duration>PT15M20S</meta:editing-duration>
    <meta:editing-cycles>6</meta:editing-cycles>
    <meta:generator>LibreOffice/6.4.6.2$Linux_X86_64 LibreOffice_project/40$Build-2</meta:generator>
    <dc:date>2021-05-08T17:33:04.470449914</dc:date>
    <meta:document-statistic meta:object-count="192"/>
  </office:meta>
</office:document-meta>
</file>

<file path=Object 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9a54f" officeooo:paragraph-rsid="0019a54f" style:font-size-asian="26pt" style:font-size-complex="26pt"/>
    </style:style>
    <style:style style:name="T1" style:family="text">
      <style:text-properties officeooo:rsid="0019b0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gin<text:span text:style-name="T1">2</text:span></text:p>
    </office:text>
  </office:body>
</office:document-content>
</file>

<file path=Object 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0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ce149" officeooo:paragraph-rsid="001ce149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1</text:p>
    </office:text>
  </office:body>
</office:document-content>
</file>

<file path=Object 10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2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36pt" officeooo:rsid="001f6e0b" officeooo:paragraph-rsid="001f6e0b" style:font-size-asian="36pt" style:font-size-complex="36pt"/>
    </style:style>
    <style:style style:name="T1" style:family="text">
      <style:text-properties officeooo:rsid="001fda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(</text:span>...<text:span text:style-name="T1">)</text:span></text:p>
    </office:text>
  </office:body>
</office:document-content>
</file>

<file path=Object 12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3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36pt" officeooo:rsid="001f6e0b" officeooo:paragraph-rsid="001f6e0b" style:font-size-asian="36pt" style:font-size-complex="36pt"/>
    </style:style>
    <style:style style:name="T1" style:family="text">
      <style:text-properties officeooo:rsid="001fda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(</text:span>...<text:span text:style-name="T1">)</text:span></text:p>
    </office:text>
  </office:body>
</office:document-content>
</file>

<file path=Object 13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4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36pt" officeooo:rsid="001f6e0b" officeooo:paragraph-rsid="001f6e0b" style:font-size-asian="36pt" style:font-size-complex="36pt"/>
    </style:style>
    <style:style style:name="T1" style:family="text">
      <style:text-properties officeooo:rsid="001fda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(</text:span>...<text:span text:style-name="T1">)</text:span></text:p>
    </office:text>
  </office:body>
</office:document-content>
</file>

<file path=Object 14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5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17e8f" officeooo:paragraph-rsid="00217e8f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18</text:p>
    </office:text>
  </office:body>
</office:document-content>
</file>

<file path=Object 15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6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17e8f" officeooo:paragraph-rsid="00217e8f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18</text:p>
    </office:text>
  </office:body>
</office:document-content>
</file>

<file path=Object 16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7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17e8f" officeooo:paragraph-rsid="00217e8f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18</text:p>
    </office:text>
  </office:body>
</office:document-content>
</file>

<file path=Object 17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8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17e8f" officeooo:paragraph-rsid="00217e8f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18</text:p>
    </office:text>
  </office:body>
</office:document-content>
</file>

<file path=Object 18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9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25f4e" officeooo:paragraph-rsid="00225f4e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reg</text:p>
    </office:text>
  </office:body>
</office:document-content>
</file>

<file path=Object 19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9a54f" officeooo:paragraph-rsid="0019a54f" style:font-size-asian="26pt" style:font-size-complex="26pt"/>
    </style:style>
    <style:style style:name="T1" style:family="text">
      <style:text-properties officeooo:rsid="001a13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</text:span>n1</text:p>
    </office:text>
  </office:body>
</office:document-content>
</file>

<file path=Object 2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0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58b59" officeooo:paragraph-rsid="00258b59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</text:p>
    </office:text>
  </office:body>
</office:document-content>
</file>

<file path=Object 20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25f4e" officeooo:paragraph-rsid="00225f4e" style:font-size-asian="26pt" style:font-size-complex="26pt"/>
    </style:style>
    <style:style style:name="T1" style:family="text">
      <style:text-properties officeooo:rsid="002621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1">det</text:span></text:p>
    </office:text>
  </office:body>
</office:document-content>
</file>

<file path=Object 2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2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74d06" officeooo:paragraph-rsid="00174d06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n:1</text:p>
    </office:text>
  </office:body>
</office:document-content>
</file>

<file path=Object 22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3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74780" officeooo:paragraph-rsid="00274780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fw1</text:p>
    </office:text>
  </office:body>
</office:document-content>
</file>

<file path=Object 23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4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74780" officeooo:paragraph-rsid="00274780" style:font-size-asian="26pt" style:font-size-complex="26pt"/>
    </style:style>
    <style:style style:name="T1" style:family="text">
      <style:text-properties officeooo:rsid="0027be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fw<text:span text:style-name="T1">3</text:span></text:p>
    </office:text>
  </office:body>
</office:document-content>
</file>

<file path=Object 24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6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5b068" officeooo:paragraph-rsid="0015b068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s(t)</text:p>
    </office:text>
  </office:body>
</office:document-content>
</file>

<file path=Object 26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7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61f55" officeooo:paragraph-rsid="00161f55" style:font-size-asian="26pt" style:font-size-complex="26pt"/>
    </style:style>
    <style:style style:name="T1" style:family="text">
      <style:text-properties officeooo:rsid="00151c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+</text:p>
      <text:p text:style-name="P1">-</text:p>
    </office:text>
  </office:body>
</office:document-content>
</file>

<file path=Object 27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9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74780" officeooo:paragraph-rsid="00274780" style:font-size-asian="26pt" style:font-size-complex="26pt"/>
    </style:style>
    <style:style style:name="T1" style:family="text">
      <style:text-properties officeooo:rsid="0027dc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fw<text:span text:style-name="T1">2</text:span></text:p>
    </office:text>
  </office:body>
</office:document-content>
</file>

<file path=Object 29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9a54f" officeooo:paragraph-rsid="0019a54f" style:font-size-asian="26pt" style:font-size-complex="26pt"/>
    </style:style>
    <style:style style:name="T1" style:family="text">
      <style:text-properties officeooo:rsid="001a139e"/>
    </style:style>
    <style:style style:name="T2" style:family="text">
      <style:text-properties officeooo:rsid="001a1b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</text:span>n<text:span text:style-name="T2">2</text:span></text:p>
    </office:text>
  </office:body>
</office:document-content>
</file>

<file path=Object 3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9a54f" officeooo:paragraph-rsid="0019a54f" style:font-size-asian="26pt" style:font-size-complex="26pt"/>
    </style:style>
    <style:style style:name="T1" style:family="text">
      <style:text-properties officeooo:rsid="001a139e"/>
    </style:style>
    <style:style style:name="T2" style:family="text">
      <style:text-properties officeooo:rsid="001b01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Fwout</text:span>1</text:p>
    </office:text>
  </office:body>
</office:document-content>
</file>

<file path=Object 4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74780" officeooo:paragraph-rsid="00274780" style:font-size-asian="26pt" style:font-size-complex="26pt"/>
    </style:style>
    <style:style style:name="T1" style:family="text">
      <style:text-properties officeooo:rsid="002940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fw<text:span text:style-name="T1">4</text:span></text:p>
    </office:text>
  </office:body>
</office:document-content>
</file>

<file path=Object 5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c1c0b" officeooo:paragraph-rsid="001c1c0b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nd</text:p>
    </office:text>
  </office:body>
</office:document-content>
</file>

<file path=Object 6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9a54f" officeooo:paragraph-rsid="0019a54f" style:font-size-asian="26pt" style:font-size-complex="26pt"/>
    </style:style>
    <style:style style:name="T1" style:family="text">
      <style:text-properties officeooo:rsid="001819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gin1</text:p>
    </office:text>
  </office:body>
</office:document-content>
</file>

<file path=Object 7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f6e0b" officeooo:paragraph-rsid="001f6e0b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d1</text:p>
    </office:text>
  </office:body>
</office:document-content>
</file>

<file path=Object 8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9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36pt" officeooo:rsid="001f6e0b" officeooo:paragraph-rsid="001f6e0b" style:font-size-asian="36pt" style:font-size-complex="36pt"/>
    </style:style>
    <style:style style:name="T1" style:family="text">
      <style:text-properties officeooo:rsid="001fda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(</text:span>...<text:span text:style-name="T1">)</text:span></text:p>
    </office:text>
  </office:body>
</office:document-content>
</file>

<file path=Object 9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